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officeooo:rsid="001a2609" officeooo:paragraph-rsid="001a2609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07f5cf" officeooo:paragraph-rsid="001f183a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officeooo:rsid="0007f5cf" officeooo:paragraph-rsid="00277cc1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07f5cf" officeooo:paragraph-rsid="0024a17c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07f5cf" officeooo:paragraph-rsid="0028578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7f5cf" officeooo:paragraph-rsid="0023004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07f5cf" officeooo:paragraph-rsid="00268b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07f5cf" officeooo:paragraph-rsid="0029b3dd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07f5cf" officeooo:paragraph-rsid="002a7f5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07f5cf" officeooo:paragraph-rsid="002d119e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07f5cf" officeooo:paragraph-rsid="002e4f84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rsid="0007f5cf" officeooo:paragraph-rsid="00314225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officeooo:rsid="0007f5cf" officeooo:paragraph-rsid="00332a37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officeooo:rsid="0007f5cf" officeooo:paragraph-rsid="0035f835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officeooo:rsid="0029b3dd" officeooo:paragraph-rsid="0029b3dd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officeooo:rsid="0029d22a" officeooo:paragraph-rsid="0029d22a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officeooo:rsid="0029d22a" officeooo:paragraph-rsid="002a7f59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officeooo:rsid="001f183a" officeooo:paragraph-rsid="001f183a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07f5cf" officeooo:paragraph-rsid="001dc4e7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07f5cf" officeooo:paragraph-rsid="0029b3dd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07f5cf" officeooo:paragraph-rsid="00314225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dc4e7" officeooo:paragraph-rsid="001f183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f183a" officeooo:paragraph-rsid="001f183a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21d49b" officeooo:paragraph-rsid="001f183a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230048" officeooo:paragraph-rsid="00230048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230048" officeooo:paragraph-rsid="001f183a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24a17c" officeooo:paragraph-rsid="0024a17c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24a17c" officeooo:paragraph-rsid="00249dfd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24a17c" officeooo:paragraph-rsid="00277cc1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24a17c" officeooo:paragraph-rsid="002e4f84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249dfd" officeooo:paragraph-rsid="00268b49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285787" officeooo:paragraph-rsid="0029b3dd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29b3dd" officeooo:paragraph-rsid="0029b3dd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2a7f59" officeooo:paragraph-rsid="002a7f59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1pt" fo:font-weight="normal" officeooo:rsid="0007f5cf" officeooo:paragraph-rsid="001d61e4" style:font-size-asian="11pt" style:font-weight-asian="normal" style:font-size-complex="11pt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1pt" fo:font-weight="normal" officeooo:rsid="000c3a49" officeooo:paragraph-rsid="001d61e4" style:font-size-asian="11pt" style:font-weight-asian="normal" style:font-size-complex="11pt" style:font-weight-complex="normal"/>
    </style:style>
    <style:style style:name="T1" style:family="text">
      <style:text-properties officeooo:rsid="001dc4e7"/>
    </style:style>
    <style:style style:name="T2" style:family="text">
      <style:text-properties officeooo:rsid="001f183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c4e7" style:font-weight-asian="normal" style:font-weight-complex="normal"/>
    </style:style>
    <style:style style:name="T5" style:family="text">
      <style:text-properties fo:font-weight="normal" officeooo:rsid="000a5755" style:font-weight-asian="normal" style:font-weight-complex="normal"/>
    </style:style>
    <style:style style:name="T6" style:family="text">
      <style:text-properties fo:font-weight="normal" officeooo:rsid="000e366d" style:font-weight-asian="normal" style:font-weight-complex="normal"/>
    </style:style>
    <style:style style:name="T7" style:family="text">
      <style:text-properties fo:font-weight="normal" officeooo:rsid="001f183a" style:font-weight-asian="normal" style:font-weight-complex="normal"/>
    </style:style>
    <style:style style:name="T8" style:family="text">
      <style:text-properties fo:font-weight="normal" officeooo:rsid="0020435d" style:font-weight-asian="normal" style:font-weight-complex="normal"/>
    </style:style>
    <style:style style:name="T9" style:family="text">
      <style:text-properties fo:font-weight="normal" officeooo:rsid="0021d49b" style:font-weight-asian="normal" style:font-weight-complex="normal"/>
    </style:style>
    <style:style style:name="T10" style:family="text">
      <style:text-properties fo:font-weight="normal" officeooo:rsid="00230048" style:font-weight-asian="normal" style:font-weight-complex="normal"/>
    </style:style>
    <style:style style:name="T11" style:family="text">
      <style:text-properties fo:font-weight="normal" officeooo:rsid="00249dfd" style:font-weight-asian="normal" style:font-weight-complex="normal"/>
    </style:style>
    <style:style style:name="T12" style:family="text">
      <style:text-properties fo:font-weight="normal" officeooo:rsid="0024a17c" style:font-weight-asian="normal" style:font-weight-complex="normal"/>
    </style:style>
    <style:style style:name="T13" style:family="text">
      <style:text-properties fo:font-weight="normal" officeooo:rsid="00268b49" style:font-weight-asian="normal" style:font-weight-complex="normal"/>
    </style:style>
    <style:style style:name="T14" style:family="text">
      <style:text-properties fo:font-weight="normal" officeooo:rsid="00277cc1" style:font-weight-asian="normal" style:font-weight-complex="normal"/>
    </style:style>
    <style:style style:name="T15" style:family="text">
      <style:text-properties fo:font-weight="normal" officeooo:rsid="00285787" style:font-weight-asian="normal" style:font-weight-complex="normal"/>
    </style:style>
    <style:style style:name="T16" style:family="text">
      <style:text-properties fo:font-weight="normal" officeooo:rsid="0029b3dd" style:font-weight-asian="normal" style:font-weight-complex="normal"/>
    </style:style>
    <style:style style:name="T17" style:family="text">
      <style:text-properties fo:font-weight="normal" officeooo:rsid="002a7f59" style:font-weight-asian="normal" style:font-weight-complex="normal"/>
    </style:style>
    <style:style style:name="T18" style:family="text">
      <style:text-properties fo:font-weight="normal" officeooo:rsid="002c4ae0" style:font-weight-asian="normal" style:font-weight-complex="normal"/>
    </style:style>
    <style:style style:name="T19" style:family="text">
      <style:text-properties fo:font-weight="normal" officeooo:rsid="002d119e" style:font-weight-asian="normal" style:font-weight-complex="normal"/>
    </style:style>
    <style:style style:name="T20" style:family="text">
      <style:text-properties fo:font-weight="normal" officeooo:rsid="002e4f84" style:font-weight-asian="normal" style:font-weight-complex="normal"/>
    </style:style>
    <style:style style:name="T21" style:family="text">
      <style:text-properties fo:font-weight="normal" officeooo:rsid="0032809b" style:font-weight-asian="normal" style:font-weight-complex="normal"/>
    </style:style>
    <style:style style:name="T22" style:family="text">
      <style:text-properties fo:font-weight="normal" officeooo:rsid="00376c97" style:font-weight-asian="normal" style:font-weight-complex="normal"/>
    </style:style>
    <style:style style:name="T23" style:family="text">
      <style:text-properties style:text-underline-style="none" fo:font-weight="normal" officeooo:rsid="0024a17c" style:font-weight-asian="normal" style:font-weight-complex="normal"/>
    </style:style>
    <style:style style:name="T24" style:family="text">
      <style:text-properties style:text-underline-style="none" fo:font-weight="normal" officeooo:rsid="00285787" style:font-weight-asian="normal" style:font-weight-complex="normal"/>
    </style:style>
    <style:style style:name="T25" style:family="text">
      <style:text-properties style:text-underline-style="none" officeooo:rsid="00285787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49dfd" style:font-weight-asian="bold" style:font-weight-complex="bold"/>
    </style:style>
    <style:style style:name="T28" style:family="text">
      <style:text-properties fo:font-weight="bold" officeooo:rsid="002a7f59" style:font-weight-asian="bold" style:font-weight-complex="bold"/>
    </style:style>
    <style:style style:name="T29" style:family="text">
      <style:text-properties fo:font-weight="bold" officeooo:rsid="001f183a" style:font-weight-asian="bold" style:font-weight-complex="bold"/>
    </style:style>
    <style:style style:name="T30" style:family="text">
      <style:text-properties fo:font-weight="bold" officeooo:rsid="0024a17c" style:font-weight-asian="bold" style:font-weight-complex="bold"/>
    </style:style>
    <style:style style:name="T31" style:family="text">
      <style:text-properties officeooo:rsid="002c4ae0"/>
    </style:style>
    <style:style style:name="T32" style:family="text">
      <style:text-properties officeooo:rsid="002e4f84"/>
    </style:style>
    <style:style style:name="T33" style:family="text">
      <style:text-properties officeooo:rsid="00285787"/>
    </style:style>
    <style:style style:name="T34" style:family="text">
      <style:text-properties officeooo:rsid="00249dfd"/>
    </style:style>
    <style:style style:name="T35" style:family="text">
      <style:text-properties fo:font-style="normal" fo:font-weight="normal" officeooo:rsid="003025c8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I 2021(811104P)</text:p>
      <text:p text:style-name="P1"/>
      <text:p text:style-name="P1">Homework 2:</text:p>
      <text:p text:style-name="P1">Google translation </text:p>
      <text:p text:style-name="P1"><text:s/></text:p>
      <text:p text:style-name="P1"><text:span text:style-name="T1">Question : <text:s/></text:span>Design your ATM using a rough level algorithm</text:p>
      <text:p text:style-name="P1">in favour of control structures (sequencing, selection and repetition).</text:p>
      <text:p text:style-name="P19"/>
      <text:p text:style-name="P2"><text:span text:style-name="T3">The ATM functions has been categorised into </text:span><text:span text:style-name="T4">Five</text:span><text:span text:style-name="T5"> </text:span><text:span text:style-name="T6">steps</text:span><text:span text:style-name="T3">:</text:span></text:p>
      <text:p text:style-name="P22"/>
      <text:p text:style-name="P22">WHILE TRUE</text:p>
      <text:p text:style-name="P14"><text:span text:style-name="T4"><text:tab/></text:span><text:span text:style-name="T24">DISPLAY</text:span><text:span text:style-name="T7"> “</text:span><text:span text:style-name="T35">I</text:span><text:span text:style-name="T3">nserts <text:s/>card “ </text:span></text:p>
      <text:p text:style-name="P18"><text:span text:style-name="T4"><text:tab/>W</text:span><text:span text:style-name="T3">HILE TRUE</text:span></text:p>
      <text:p text:style-name="P12"><text:span text:style-name="T4"><text:tab/> <text:s text:c="3"/></text:span><text:span text:style-name="T24">DISPLAY</text:span><text:span text:style-name="T7"> “</text:span><text:span text:style-name="T21">Enter the</text:span><text:span text:style-name="T7"> pin number <text:s/>in digital format”</text:span></text:p>
      <text:p text:style-name="P2"><text:span text:style-name="T7"><text:tab/><text:tab/>IF </text:span><text:span text:style-name="T14">(</text:span><text:span text:style-name="T8">the </text:span><text:span text:style-name="T7">pin is correct</text:span><text:span text:style-name="T14">)</text:span></text:p>
      <text:p text:style-name="P12"><text:span text:style-name="T7"><text:tab/><text:tab/><text:tab/></text:span><text:span text:style-name="T24">DISPLAY</text:span><text:span text:style-name="T7"> “</text:span><text:span text:style-name="T18">B</text:span><text:span text:style-name="T3">alance”</text:span></text:p>
      <text:p text:style-name="P21"><text:tab/><text:tab/><text:tab/><text:span text:style-name="T25">DISPLAY</text:span><text:span text:style-name="T2"> </text:span>“Withdraw”</text:p>
      <text:p text:style-name="P21"><text:s/><text:tab/><text:tab/><text:tab/><text:span text:style-name="T25">DISPLAY</text:span><text:span text:style-name="T2"> </text:span>“Transfer ”</text:p>
      <text:p text:style-name="P21"><text:s/><text:tab/><text:tab/><text:tab/><text:span text:style-name="T25">DISPLAY</text:span><text:span text:style-name="T2"> </text:span>“<text:span text:style-name="T31">T</text:span>ransactions”</text:p>
      <text:p text:style-name="P12"><text:span text:style-name="T7"><text:s/><text:tab/><text:tab/><text:tab/></text:span><text:span text:style-name="T24">DISPLAY</text:span><text:span text:style-name="T7"> “</text:span><text:span text:style-name="T18">R</text:span><text:span text:style-name="T7">eceipt”<text:tab/><text:tab/><text:tab/></text:span></text:p>
      <text:p text:style-name="P23"><text:tab/><text:tab/>ELSE</text:p>
      <text:p text:style-name="P13"><text:span text:style-name="T7"><text:tab/><text:tab/><text:tab/></text:span><text:span text:style-name="T24">DISPLAY</text:span><text:span text:style-name="T7"> “</text:span><text:span text:style-name="T21">Enter the</text:span><text:span text:style-name="T7"> pin number <text:s/>in digital format </text:span><text:span text:style-name="T22">and press ok</text:span><text:span text:style-name="T7">”</text:span></text:p>
      <text:p text:style-name="P23"><text:tab/>END WHILE<text:tab/></text:p>
      <text:p text:style-name="P24">The switch structure is then used to check <text:s/>for the chosen menu selection</text:p>
      <text:p text:style-name="P2"><text:span text:style-name="T9">SWITCH(</text:span><text:span text:style-name="T11">menu</text:span><text:span text:style-name="T9">)</text:span></text:p>
      <text:p text:style-name="P4"><text:span text:style-name="T9"><text:tab/></text:span><text:span text:style-name="T30">CASE</text:span><text:span text:style-name="T27"> Balance:</text:span></text:p>
      <text:p text:style-name="P2"><text:span text:style-name="T9"><text:tab/></text:span><text:span text:style-name="T10">If the u</text:span><text:span text:style-name="T9">ser select balance</text:span></text:p>
      <text:p text:style-name="P10"><text:span text:style-name="T9"><text:tab/><text:tab/></text:span><text:span text:style-name="T15">DISPLAY</text:span><text:span text:style-name="T7"> “</text:span><text:span text:style-name="T9">balance in floating number format”</text:span></text:p>
      <text:p text:style-name="P6"><text:span text:style-name="T9"><text:tab/><text:tab/></text:span><text:span text:style-name="T10">IF (the user selects quit) </text:span></text:p>
      <text:p text:style-name="P25"><text:tab/><text:tab/><text:tab/>The ATM goes back to the menu screen<text:tab/><text:tab/><text:tab/></text:p>
      <text:p text:style-name="P26"><text:tab/><text:tab/>END IF</text:p>
      <text:p text:style-name="P4"><text:span text:style-name="T10"><text:tab/></text:span><text:span text:style-name="T12">END CASE</text:span></text:p>
      <text:p text:style-name="P27"/>
      <text:p text:style-name="P4"><text:span text:style-name="T10"><text:tab/></text:span><text:span text:style-name="T30">CASE</text:span><text:span text:style-name="T11"> </text:span><text:span text:style-name="T28">W</text:span><text:span text:style-name="T27">ithdraw</text:span><text:span text:style-name="T11">:</text:span></text:p>
      <text:p text:style-name="P10"><text:span text:style-name="T10"><text:tab/></text:span><text:span text:style-name="T15">DISPLAY “</text:span><text:span text:style-name="T9">select </text:span><text:span text:style-name="T11">the mount to w</text:span><text:span text:style-name="T10">ithdraw “</text:span></text:p>
      <text:p text:style-name="P11"><text:span text:style-name="T10"><text:tab/>IF(the balan</text:span><text:span text:style-name="T11">ce is gr</text:span><text:span text:style-name="T12">e</text:span><text:span text:style-name="T11">ater than amount requested </text:span><text:span text:style-name="T10">)</text:span></text:p>
      <text:p text:style-name="P11"><text:span text:style-name="T10"><text:tab/><text:tab/></text:span><text:span text:style-name="T24">DISPLAY</text:span><text:span text:style-name="T12"> “Receipt”</text:span></text:p>
      <text:p text:style-name="P10"><text:span text:style-name="T23"><text:tab/><text:tab/></text:span><text:span text:style-name="T24">DISPLAY</text:span><text:span text:style-name="T12"> “</text:span><text:span text:style-name="T15">To </text:span><text:span text:style-name="T19">main</text:span><text:span text:style-name="T12"> screen”</text:span></text:p>
      <text:p text:style-name="P10"><text:span text:style-name="T23"><text:tab/><text:tab/></text:span><text:span text:style-name="T24">DISPLAY</text:span><text:span text:style-name="T12"> “</text:span><text:span text:style-name="T15">N</text:span><text:span text:style-name="T12">o thanks”</text:span></text:p>
      <text:p text:style-name="P4"><text:span text:style-name="T12"><text:tab/><text:tab/>IF(receipt </text:span><text:span text:style-name="T15">selected</text:span><text:span text:style-name="T12">)</text:span></text:p>
      <text:p text:style-name="P4"><text:span text:style-name="T12"><text:tab/> <text:tab/><text:tab/></text:span><text:span text:style-name="T13">P</text:span><text:span text:style-name="T12">rint receipt</text:span></text:p>
      <text:p text:style-name="P11"><text:span text:style-name="T15"><text:tab/><text:tab/><text:tab/>DISPLAY</text:span><text:span text:style-name="T11"> “</text:span><text:span text:style-name="T20">The money is being </text:span><text:span text:style-name="T11">dispense</text:span><text:span text:style-name="T20">d</text:span><text:span text:style-name="T11">”</text:span></text:p>
      <text:p text:style-name="P5"><text:span text:style-name="T12"><text:tab/><text:tab/>ELSE IF(ToStartScreen </text:span><text:span text:style-name="T15">selected</text:span><text:span text:style-name="T12">)</text:span></text:p>
      <text:p text:style-name="P27"><text:tab/><text:tab/><text:tab/>Go to start screen</text:p>
      <text:p text:style-name="P30"><text:tab/><text:tab/><text:tab/><text:span text:style-name="T33">DISPLAY</text:span><text:span text:style-name="T34"> “</text:span><text:span text:style-name="T32">The money is being </text:span><text:span text:style-name="T34">dispense</text:span><text:span text:style-name="T32">d</text:span><text:span text:style-name="T34">”</text:span></text:p>
      <text:p text:style-name="P27"><text:tab/><text:tab/>ELSE</text:p>
      <text:p text:style-name="P11"><text:span text:style-name="T12"><text:tab/><text:tab/><text:tab/>No thanks(</text:span><text:span text:style-name="T13">go t</text:span><text:span text:style-name="T12">o start screen)</text:span></text:p>
      <text:p text:style-name="P11"><text:span text:style-name="T15"><text:tab/><text:tab/><text:tab/>DISPLAY</text:span><text:span text:style-name="T11"> “</text:span><text:span text:style-name="T20">The money is being </text:span><text:span text:style-name="T11">dispense</text:span><text:span text:style-name="T20">d</text:span><text:span text:style-name="T11">”</text:span><text:span text:style-name="T12"><text:tab/><text:tab/></text:span></text:p>
      <text:p text:style-name="P31"><text:tab/><text:tab/>ELSE</text:p>
      <text:p text:style-name="P7"><text:span text:style-name="T11"><text:tab/><text:tab/></text:span><text:span text:style-name="T13">D</text:span><text:span text:style-name="T11">isplays <text:s/>“ error mess</text:span><text:span text:style-name="T12">a</text:span><text:span text:style-name="T11">ge that the requested cash is gr</text:span><text:span text:style-name="T12">e</text:span><text:span text:style-name="T11">ater that balance”. </text:span></text:p>
      <text:p text:style-name="P28"><text:tab/>END CASE</text:p>
      <text:p text:style-name="P28"/>
      <text:p text:style-name="P3"><text:span text:style-name="T12"><text:tab/></text:span><text:span text:style-name="T30">CASE</text:span><text:span text:style-name="T12"> </text:span><text:span text:style-name="T14"><text:s/></text:span><text:span text:style-name="T26">Transfer</text:span><text:span text:style-name="T3">:</text:span></text:p>
      <text:p text:style-name="P5"><text:span text:style-name="T3"><text:tab/></text:span><text:span text:style-name="T15">if t</text:span><text:span text:style-name="T10">he u</text:span><text:span text:style-name="T9">s</text:span><text:span text:style-name="T10">er</text:span><text:span text:style-name="T9"> select </text:span></text:p>
      <text:p text:style-name="P8"><text:span text:style-name="T9"><text:tab/></text:span><text:span text:style-name="T15">DISPLAY ”Saunalahti”</text:span></text:p>
      <text:p text:style-name="P32"><text:tab/>DISPLAY ”dna”</text:p>
      <text:p text:style-name="P8"><text:span text:style-name="T15"><text:tab/>DISPLAY ”</text:span><text:span text:style-name="T16">Go go mobile</text:span><text:span text:style-name="T15">”</text:span></text:p>
      <text:p text:style-name="P20"><text:soft-page-break/><text:tab/></text:p>
      <text:p text:style-name="P8"><text:span text:style-name="T3"><text:tab/></text:span><text:span text:style-name="T16">IF(</text:span><text:span text:style-name="T15">Saunalahti</text:span><text:span text:style-name="T16">)</text:span></text:p>
      <text:p text:style-name="P8"><text:span text:style-name="T15"><text:tab/>DISPLAY </text:span><text:span text:style-name="T16">“</text:span><text:span text:style-name="T5">ask for the phone numbe</text:span><text:span text:style-name="T16">r in whole numbers</text:span><text:span text:style-name="T5">”</text:span></text:p>
      <text:p text:style-name="P15"><text:span text:style-name="T5"><text:tab/><text:tab/>I</text:span><text:span text:style-name="T3">F(number is correct)</text:span></text:p>
      <text:p text:style-name="P16"><text:span text:style-name="T15"><text:tab/><text:tab/><text:tab/>DISPLAY</text:span><text:span text:style-name="T3"> “</text:span><text:span text:style-name="T17">S</text:span><text:span text:style-name="T3">elect the amount”</text:span></text:p>
      <text:p text:style-name="P8"><text:span text:style-name="T10"><text:tab/><text:tab/><text:tab/>IF(the balan</text:span><text:span text:style-name="T11">ce is gr</text:span><text:span text:style-name="T12">e</text:span><text:span text:style-name="T11">ater than amount requested </text:span><text:span text:style-name="T10">)</text:span></text:p>
      <text:p text:style-name="P8"><text:span text:style-name="T10"><text:tab/><text:tab/><text:tab/><text:tab/></text:span><text:span text:style-name="T16">The ATM confirm the transaction</text:span></text:p>
      <text:p text:style-name="P8"><text:span text:style-name="T16"><text:tab/><text:tab/><text:tab/>END IF</text:span><text:span text:style-name="T10"><text:tab/></text:span></text:p>
      <text:p text:style-name="P33"><text:tab/><text:tab/>END IF</text:p>
      <text:p text:style-name="P33"/>
      <text:p text:style-name="P8"><text:span text:style-name="T3"><text:tab/></text:span><text:span text:style-name="T12">END CASE</text:span></text:p>
      <text:p text:style-name="P3"><text:span text:style-name="T12"><text:tab/></text:span><text:span text:style-name="T30">CASE</text:span><text:span text:style-name="T12"> </text:span><text:span text:style-name="T14"><text:s/></text:span><text:span text:style-name="T28">T</text:span><text:span text:style-name="T26">ransactions</text:span><text:span text:style-name="T3">:</text:span></text:p>
      <text:p text:style-name="P9"><text:span text:style-name="T15"><text:tab/></text:span><text:span text:style-name="T17">If</text:span><text:span text:style-name="T15"> t</text:span><text:span text:style-name="T10">he u</text:span><text:span text:style-name="T9">s</text:span><text:span text:style-name="T10">er</text:span><text:span text:style-name="T9"> select <text:s/></text:span><text:span text:style-name="T3">transactions</text:span></text:p>
      <text:p text:style-name="P9"><text:span text:style-name="T3"><text:tab/></text:span><text:span text:style-name="T15">DISPLAY “</text:span><text:span text:style-name="T17">on screen”</text:span></text:p>
      <text:p text:style-name="P17"><text:span text:style-name="T15"><text:tab/>DISPLAY “</text:span><text:span text:style-name="T17">receipt”</text:span></text:p>
      <text:p text:style-name="P34"><text:tab/>IF(receipt)</text:p>
      <text:p text:style-name="P34"><text:tab/><text:tab/>Print receipt<text:tab/> </text:p>
      <text:p text:style-name="P34"><text:tab/>ELSE</text:p>
      <text:p text:style-name="P17"><text:span text:style-name="T17"><text:tab/><text:tab/></text:span><text:span text:style-name="T14">D</text:span><text:span text:style-name="T7">isplays “</text:span><text:span text:style-name="T9">balance in floating number format”</text:span></text:p>
      <text:p text:style-name="P3"><text:span text:style-name="T3"><text:tab/></text:span><text:span text:style-name="T12">END CASE</text:span></text:p>
      <text:p text:style-name="P29"/>
      <text:p text:style-name="P3"><text:span text:style-name="T12"><text:tab/></text:span><text:span text:style-name="T30">CASE</text:span><text:span text:style-name="T12"> </text:span><text:span text:style-name="T14"><text:s/></text:span><text:span text:style-name="T28">R</text:span><text:span text:style-name="T29">eceipt</text:span><text:span text:style-name="T3">:</text:span></text:p>
      <text:p text:style-name="P5"><text:span text:style-name="T3"><text:tab/></text:span><text:span text:style-name="T15">if t</text:span><text:span text:style-name="T10">he u</text:span><text:span text:style-name="T9">s</text:span><text:span text:style-name="T10">er</text:span><text:span text:style-name="T9"> select <text:s/></text:span><text:span text:style-name="T15">receipt</text:span></text:p>
      <text:p text:style-name="P9"><text:span text:style-name="T15"><text:tab/> </text:span><text:span text:style-name="T17">Print receipt</text:span></text:p>
      <text:p text:style-name="P3"><text:span text:style-name="T10"><text:tab/></text:span><text:span text:style-name="T12">END CASE</text:span></text:p>
      <text:p text:style-name="P23"><text:tab/></text:p>
      <text:p text:style-name="P23">END WHILE</text:p>
      <text:p text:style-name="P23"/>
      <text:list xml:id="list2589873418" text:style-name="L1">
        <text:list-header>
          <text:p text:style-name="P35"/>
          <text:list>
            <text:list-item>
              <text:list>
                <text:list-header>
                  <text:p text:style-name="P36"/>
                </text:list-header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20:54:51.817528982</meta:creation-date>
    <meta:generator>LibreOffice/7.1.5.2$Linux_X86_64 LibreOffice_project/10$Build-2</meta:generator>
    <dc:date>2021-07-28T20:01:22.813318133</dc:date>
    <meta:editing-duration>PT14H59M43S</meta:editing-duration>
    <meta:editing-cycles>17</meta:editing-cycles>
    <meta:document-statistic meta:table-count="0" meta:image-count="0" meta:object-count="0" meta:page-count="2" meta:paragraph-count="77" meta:word-count="288" meta:character-count="1928" meta:non-whitespace-character-count="1558"/>
  </office:meta>
</office:document-meta>
</file>